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1">
      <style:text-properties fo:font-size="12pt" style:font-size-asian="12pt" style:font-size-complex="12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rapport</text:p>
      <text:p text:style-name="P3"/>
      <text:p text:style-name="P3">Testfall 1</text:p>
      <text:p text:style-name="P3"/>
      <text:p text:style-name="P4">Version: Supesu 2014-05-1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1"/>
      <text:p text:style-name="P3"/>
      <text:p text:style-name="P3">Testfall <text:span text:style-name="T1">2</text:span></text:p>
      <text:p text:style-name="P3"/>
      <text:p text:style-name="P4">Version: Supesu<text:span text:style-name="T1"> 2014-05-11</text:span></text:p>
      <text:p text:style-name="P4"/>
      <text:p text:style-name="P1">Testas genom kompilering av kod och sedan körs manuellt.</text:p>
      <text:p text:style-name="P4"/>
      <text:p text:style-name="P4">Resultat</text:p>
      <text:p text:style-name="P1"><text:s/></text:p>
      <text:p text:style-name="P1">Pass</text:p>
      <text:p text:style-name="P3"/>
      <text:p text:style-name="P3">Testfall <text:span text:style-name="T1">3</text:span></text:p>
      <text:p text:style-name="P3"/>
      <text:p text:style-name="P4">Version: Supesu 2014-05-1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estfall <text:span text:style-name="T1">4</text:span></text:p>
      <text:p text:style-name="P3"/>
      <text:p text:style-name="P4">Version: Supesu 2014-05-1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  <text:p text:style-name="P3"/>
      <text:p text:style-name="P3">Testfall <text:span text:style-name="T1">5</text:span></text:p>
      <text:p text:style-name="P3"/>
      <text:p text:style-name="P4">Version: Supesu 2014-05-11</text:p>
      <text:p text:style-name="P4"/>
      <text:p text:style-name="P1">Testas genom kompilering av kod och sedan körs manuellt.</text:p>
      <text:p text:style-name="P4"/>
      <text:p text:style-name="P4">Resultat</text:p>
      <text:p text:style-name="P1"/>
      <text:p text:style-name="P1"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5</meta:editing-cycles>
    <meta:generator>OpenOffice/4.0.1$Win32 OpenOffice.org_project/401m5$Build-9714</meta:generator>
    <dc:date>2014-05-28T18:25:00.99</dc:date>
    <meta:document-statistic meta:table-count="0" meta:image-count="0" meta:object-count="0" meta:page-count="2" meta:paragraph-count="27" meta:word-count="81" meta:character-count="532"/>
    <meta:user-defined meta:name="Info 1"/>
    <meta:user-defined meta:name="Info 2"/>
    <meta:user-defined meta:name="Info 3"/>
    <meta:user-defined meta:name="Info 4"/>
  </office:meta>
</office:document-meta>
</file>